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Данные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stishov_most_similar</text:p>
          </table:table-cell>
          <table:table-cell office:value-type="string" calcext:value-type="string">
            <text:p>our_most_simil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поведное_урочище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поведный_участок</text:p>
          </table:table-cell>
          <table:table-cell office:value-type="string" calcext:value-type="string">
            <text:p>zap, zak</text:p>
          </table:table-cell>
          <table:table-cell office:value-type="string" calcext:value-type="string">
            <text:p>3zap, np, 4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иродный_микрозаказ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родный_резерват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5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енетический_резерват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ерритория_предоставляющая_особую_ценность_для_сохранения_объектов_растительного_и_животного_мира_занесённых_в_красную_книгу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она_покоя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, np, 5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храняемый_водный_объект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n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zap, np, pp, 3zak, dp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np, pp, 6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ландшафтный_памятни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, 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, 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ландшафтный_пар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, pp, 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экотуристическая_территория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природно-исторический_комплекс_и_парк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, np, 2za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za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np, 3pp, 5zak, 3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особо_охраняемый_природны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амятник_живой_природы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2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уникальное_озеро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ерритория_традиционного_природопользования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этно-экологическая_охраняемая_природная_территория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эколого-этническая_зона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лесопарк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лесопарковая_зона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городской_лес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храняемая_зелёная_зона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2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ная_полоса_леса_расположенная_вдоль_автомобильных_дорог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лечебно-оздоровительная_местность_и_курорт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p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string" calcext:value-type="string">
            <text:p>zak, not_oopt</text:p>
          </table:table-cell>
          <table:table-cell office:value-type="string" calcext:value-type="string">
            <text:p>2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np, pp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mo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есурсный_резерват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экологический_коридор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экологический_парк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2pp, 2zak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, 3pp, 3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рекреационная_местность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рекреационная_территория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, 3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np, 2pp, 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учный_стационар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учебно-научный_стационар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иостанция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экологический_полигон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городской_пар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3pp, zak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сквер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2pp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pp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охраняемый_садово-парковый_ландшафт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, pp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экологическая_плантация_и_питомни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зоопар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</text:p>
          </table:table-cell>
          <table:table-cell/>
        </table:table-row>
        <table:table-row table:style-name="ro1">
          <table:table-cell table:number-columns-repeated="4"/>
          <table:table-cell table:formula="of:=SUM([.E2:.E72])/COUNT([.E2:.E72])" office:value-type="float" office:value="1.58823529411765" calcext:value-type="float">
            <text:p>1,58823529411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 style:data-style-name="N2" text:time-value="14:05:47.0380373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вел  </meta:initial-creator>
    <meta:creation-date>2020-06-02T10:25:49.341489004</meta:creation-date>
    <meta:generator>LibreOffice/6.2.4.2$Linux_X86_64 LibreOffice_project/20$Build-2</meta:generator>
    <dc:date>2020-06-02T14:06:05.219939618</dc:date>
    <dc:creator>Павел  </dc:creator>
    <meta:editing-duration>PT1H19M22S</meta:editing-duration>
    <meta:editing-cycles>24</meta:editing-cycles>
    <meta:document-statistic meta:table-count="1" meta:cell-count="341" meta:object-count="0"/>
  </office:meta>
</office:document-meta>
</file>